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4-1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19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1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2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2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2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24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22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20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10-16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22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20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2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3264" calcext:value-type="float">
            <text:p>1891.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74" calcext:value-type="float">
            <text:p>1891.8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26544" calcext:value-type="float">
            <text:p>1891.8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216" calcext:value-type="float">
            <text:p>1891.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9112" calcext:value-type="float">
            <text:p>1891.7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1304" calcext:value-type="float">
            <text:p>1891.8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41784" calcext:value-type="float">
            <text:p>1891.8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3264" calcext:value-type="float">
            <text:p>1891.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8256" calcext:value-type="float">
            <text:p>1891.8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216" calcext:value-type="float">
            <text:p>1891.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9112" calcext:value-type="float">
            <text:p>1891.7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0824" calcext:value-type="float">
            <text:p>1891.7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692" calcext:value-type="float">
            <text:p>1891.7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4352" calcext:value-type="float">
            <text:p>1891.8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50928" calcext:value-type="float">
            <text:p>1891.8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74" calcext:value-type="float">
            <text:p>1891.8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216" calcext:value-type="float">
            <text:p>1891.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6064" calcext:value-type="float">
            <text:p>1891.7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7776" calcext:value-type="float">
            <text:p>1891.7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7776" calcext:value-type="float">
            <text:p>1891.7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9968" calcext:value-type="float">
            <text:p>1891.7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4728" calcext:value-type="float">
            <text:p>1891.7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5208" calcext:value-type="float">
            <text:p>1891.8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216" calcext:value-type="float">
            <text:p>1891.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3016" calcext:value-type="float">
            <text:p>1891.7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7776" calcext:value-type="float">
            <text:p>1891.7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7776" calcext:value-type="float">
            <text:p>1891.7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9968" calcext:value-type="float">
            <text:p>1891.7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9968" calcext:value-type="float">
            <text:p>1891.7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6064" calcext:value-type="float">
            <text:p>1891.7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216" calcext:value-type="float">
            <text:p>1891.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74" calcext:value-type="float">
            <text:p>1891.8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4352" calcext:value-type="float">
            <text:p>1891.8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3016" calcext:value-type="float">
            <text:p>1891.7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9968" calcext:value-type="float">
            <text:p>1891.7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6064" calcext:value-type="float">
            <text:p>1891.7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692" calcext:value-type="float">
            <text:p>1891.7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9112" calcext:value-type="float">
            <text:p>1891.7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692" calcext:value-type="float">
            <text:p>1891.7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7776" calcext:value-type="float">
            <text:p>1891.7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692" calcext:value-type="float">
            <text:p>1891.7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74" calcext:value-type="float">
            <text:p>1891.8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20448" calcext:value-type="float">
            <text:p>1891.8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23496" calcext:value-type="float">
            <text:p>1891.8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29592" calcext:value-type="float">
            <text:p>1891.8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8256" calcext:value-type="float">
            <text:p>1891.8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7776" calcext:value-type="float">
            <text:p>1891.7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8632" calcext:value-type="float">
            <text:p>1891.7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8256" calcext:value-type="float">
            <text:p>1891.8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5208" calcext:value-type="float">
            <text:p>1891.8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6064" calcext:value-type="float">
            <text:p>1891.7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3016" calcext:value-type="float">
            <text:p>1891.7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692" calcext:value-type="float">
            <text:p>1891.7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216" calcext:value-type="float">
            <text:p>1891.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3016" calcext:value-type="float">
            <text:p>1891.7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9112" calcext:value-type="float">
            <text:p>1891.7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1304" calcext:value-type="float">
            <text:p>1891.8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4352" calcext:value-type="float">
            <text:p>1891.8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1304" calcext:value-type="float">
            <text:p>1891.8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20448" calcext:value-type="float">
            <text:p>1891.8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1304" calcext:value-type="float">
            <text:p>1891.8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74" calcext:value-type="float">
            <text:p>1891.8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2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29592" calcext:value-type="float">
            <text:p>1891.8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20448" calcext:value-type="float">
            <text:p>1891.8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692" calcext:value-type="float">
            <text:p>1891.7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6064" calcext:value-type="float">
            <text:p>1891.7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3872" calcext:value-type="float">
            <text:p>1891.7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7776" calcext:value-type="float">
            <text:p>1891.7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692" calcext:value-type="float">
            <text:p>1891.7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9112" calcext:value-type="float">
            <text:p>1891.7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7776" calcext:value-type="float">
            <text:p>1891.7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9112" calcext:value-type="float">
            <text:p>1891.7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74" calcext:value-type="float">
            <text:p>1891.8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5208" calcext:value-type="float">
            <text:p>1891.8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216" calcext:value-type="float">
            <text:p>1891.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8256" calcext:value-type="float">
            <text:p>1891.8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4352" calcext:value-type="float">
            <text:p>1891.8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26544" calcext:value-type="float">
            <text:p>1891.8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23496" calcext:value-type="float">
            <text:p>1891.8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6064" calcext:value-type="float">
            <text:p>1891.7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3872" calcext:value-type="float">
            <text:p>1891.7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9968" calcext:value-type="float">
            <text:p>1891.7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3872" calcext:value-type="float">
            <text:p>1891.7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4728" calcext:value-type="float">
            <text:p>1891.7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3872" calcext:value-type="float">
            <text:p>1891.7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9968" calcext:value-type="float">
            <text:p>1891.7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168" calcext:value-type="float">
            <text:p>1891.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2536" calcext:value-type="float">
            <text:p>1891.7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6064" calcext:value-type="float">
            <text:p>1891.7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692" calcext:value-type="float">
            <text:p>1891.7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5584" calcext:value-type="float">
            <text:p>1891.7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0824" calcext:value-type="float">
            <text:p>1891.7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9968" calcext:value-type="float">
            <text:p>1891.7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9488" calcext:value-type="float">
            <text:p>1891.7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29008" calcext:value-type="float">
            <text:p>1891.7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2056" calcext:value-type="float">
            <text:p>1891.7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168" calcext:value-type="float">
            <text:p>1891.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9488" calcext:value-type="float">
            <text:p>1891.7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3392" calcext:value-type="float">
            <text:p>1891.7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7296" calcext:value-type="float">
            <text:p>1891.7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7296" calcext:value-type="float">
            <text:p>1891.7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12" calcext:value-type="float">
            <text:p>1891.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5104" calcext:value-type="float">
            <text:p>1891.7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8152" calcext:value-type="float">
            <text:p>1891.7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7296" calcext:value-type="float">
            <text:p>1891.7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12" calcext:value-type="float">
            <text:p>1891.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5104" calcext:value-type="float">
            <text:p>1891.7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3392" calcext:value-type="float">
            <text:p>1891.7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168" calcext:value-type="float">
            <text:p>1891.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9488" calcext:value-type="float">
            <text:p>1891.7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4248" calcext:value-type="float">
            <text:p>1891.7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4248" calcext:value-type="float">
            <text:p>1891.7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5584" calcext:value-type="float">
            <text:p>1891.7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4248" calcext:value-type="float">
            <text:p>1891.7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0344" calcext:value-type="float">
            <text:p>1891.7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3392" calcext:value-type="float">
            <text:p>1891.7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3392" calcext:value-type="float">
            <text:p>1891.7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3392" calcext:value-type="float">
            <text:p>1891.7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12" calcext:value-type="float">
            <text:p>1891.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5104" calcext:value-type="float">
            <text:p>1891.7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22912" calcext:value-type="float">
            <text:p>1891.7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7296" calcext:value-type="float">
            <text:p>1891.7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0344" calcext:value-type="float">
            <text:p>1891.7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3392" calcext:value-type="float">
            <text:p>1891.7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4728" calcext:value-type="float">
            <text:p>1891.7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9488" calcext:value-type="float">
            <text:p>1891.7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12" calcext:value-type="float">
            <text:p>1891.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29008" calcext:value-type="float">
            <text:p>1891.7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29008" calcext:value-type="float">
            <text:p>1891.7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18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8152" calcext:value-type="float">
            <text:p>1891.7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2056" calcext:value-type="float">
            <text:p>1891.7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19864" calcext:value-type="float">
            <text:p>1891.7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2596" calcext:value-type="float">
            <text:p>1891.7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29008" calcext:value-type="float">
            <text:p>1891.7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13768" calcext:value-type="float">
            <text:p>1891.7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19864" calcext:value-type="float">
            <text:p>1891.7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8152" calcext:value-type="float">
            <text:p>1891.7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29008" calcext:value-type="float">
            <text:p>1891.7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1072" calcext:value-type="float">
            <text:p>1891.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698528" calcext:value-type="float">
            <text:p>1891.6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689384" calcext:value-type="float">
            <text:p>1891.6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686336" calcext:value-type="float">
            <text:p>1891.6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686336" calcext:value-type="float">
            <text:p>1891.6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69548" calcext:value-type="float">
            <text:p>1891.6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01576" calcext:value-type="float">
            <text:p>1891.7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04624" calcext:value-type="float">
            <text:p>1891.7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16816" calcext:value-type="float">
            <text:p>1891.7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22912" calcext:value-type="float">
            <text:p>1891.7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1072" calcext:value-type="float">
            <text:p>1891.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04624" calcext:value-type="float">
            <text:p>1891.7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07672" calcext:value-type="float">
            <text:p>1891.7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13768" calcext:value-type="float">
            <text:p>1891.7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07672" calcext:value-type="float">
            <text:p>1891.7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13768" calcext:value-type="float">
            <text:p>1891.7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22912" calcext:value-type="float">
            <text:p>1891.7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16816" calcext:value-type="float">
            <text:p>1891.7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16816" calcext:value-type="float">
            <text:p>1891.7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8152" calcext:value-type="float">
            <text:p>1891.7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12" calcext:value-type="float">
            <text:p>1891.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7296" calcext:value-type="float">
            <text:p>1891.7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7296" calcext:value-type="float">
            <text:p>1891.7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12" calcext:value-type="float">
            <text:p>1891.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5104" calcext:value-type="float">
            <text:p>1891.7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5104" calcext:value-type="float">
            <text:p>1891.7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29008" calcext:value-type="float">
            <text:p>1891.7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19864" calcext:value-type="float">
            <text:p>1891.7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04624" calcext:value-type="float">
            <text:p>1891.7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04624" calcext:value-type="float">
            <text:p>1891.7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29008" calcext:value-type="float">
            <text:p>1891.7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8152" calcext:value-type="float">
            <text:p>1891.7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29008" calcext:value-type="float">
            <text:p>1891.7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5104" calcext:value-type="float">
            <text:p>1891.7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12" calcext:value-type="float">
            <text:p>1891.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5104" calcext:value-type="float">
            <text:p>1891.7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29008" calcext:value-type="float">
            <text:p>1891.7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32056" calcext:value-type="float">
            <text:p>1891.7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12" calcext:value-type="float">
            <text:p>1891.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4248" calcext:value-type="float">
            <text:p>1891.7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7296" calcext:value-type="float">
            <text:p>1891.7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168" calcext:value-type="float">
            <text:p>1891.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168" calcext:value-type="float">
            <text:p>1891.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5584" calcext:value-type="float">
            <text:p>1891.7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9488" calcext:value-type="float">
            <text:p>1891.7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2536" calcext:value-type="float">
            <text:p>1891.7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2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8632" calcext:value-type="float">
            <text:p>1891.7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8632" calcext:value-type="float">
            <text:p>1891.7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4728" calcext:value-type="float">
            <text:p>1891.7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7776" calcext:value-type="float">
            <text:p>1891.7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7776" calcext:value-type="float">
            <text:p>1891.7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4728" calcext:value-type="float">
            <text:p>1891.7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4728" calcext:value-type="float">
            <text:p>1891.7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0344" calcext:value-type="float">
            <text:p>1891.7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0344" calcext:value-type="float">
            <text:p>1891.7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0344" calcext:value-type="float">
            <text:p>1891.7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3392" calcext:value-type="float">
            <text:p>1891.7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4728" calcext:value-type="float">
            <text:p>1891.7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7776" calcext:value-type="float">
            <text:p>1891.7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168" calcext:value-type="float">
            <text:p>1891.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7776" calcext:value-type="float">
            <text:p>1891.7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3872" calcext:value-type="float">
            <text:p>1891.7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0824" calcext:value-type="float">
            <text:p>1891.7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692" calcext:value-type="float">
            <text:p>1891.7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6064" calcext:value-type="float">
            <text:p>1891.7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692" calcext:value-type="float">
            <text:p>1891.7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3872" calcext:value-type="float">
            <text:p>1891.7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692" calcext:value-type="float">
            <text:p>1891.7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89968" calcext:value-type="float">
            <text:p>1891.7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9112" calcext:value-type="float">
            <text:p>1891.7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8256" calcext:value-type="float">
            <text:p>1891.8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9112" calcext:value-type="float">
            <text:p>1891.7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2536" calcext:value-type="float">
            <text:p>1891.7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3392" calcext:value-type="float">
            <text:p>1891.7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0344" calcext:value-type="float">
            <text:p>1891.7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44248" calcext:value-type="float">
            <text:p>1891.7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3392" calcext:value-type="float">
            <text:p>1891.7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9488" calcext:value-type="float">
            <text:p>1891.7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2536" calcext:value-type="float">
            <text:p>1891.7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2536" calcext:value-type="float">
            <text:p>1891.7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9488" calcext:value-type="float">
            <text:p>1891.7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9488" calcext:value-type="float">
            <text:p>1891.7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8632" calcext:value-type="float">
            <text:p>1891.7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9488" calcext:value-type="float">
            <text:p>1891.7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5644" calcext:value-type="float">
            <text:p>1891.7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2536" calcext:value-type="float">
            <text:p>1891.7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5584" calcext:value-type="float">
            <text:p>1891.7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5584" calcext:value-type="float">
            <text:p>1891.7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4728" calcext:value-type="float">
            <text:p>1891.7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4728" calcext:value-type="float">
            <text:p>1891.7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168" calcext:value-type="float">
            <text:p>1891.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168" calcext:value-type="float">
            <text:p>1891.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168" calcext:value-type="float">
            <text:p>1891.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168" calcext:value-type="float">
            <text:p>1891.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5584" calcext:value-type="float">
            <text:p>1891.7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8632" calcext:value-type="float">
            <text:p>1891.7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65584" calcext:value-type="float">
            <text:p>1891.7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74728" calcext:value-type="float">
            <text:p>1891.7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8256" calcext:value-type="float">
            <text:p>1891.8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74" calcext:value-type="float">
            <text:p>1891.8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216" calcext:value-type="float">
            <text:p>1891.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2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796064" calcext:value-type="float">
            <text:p>1891.7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4352" calcext:value-type="float">
            <text:p>1891.8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14352" calcext:value-type="float">
            <text:p>1891.8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8256" calcext:value-type="float">
            <text:p>1891.8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5208" calcext:value-type="float">
            <text:p>1891.8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05208" calcext:value-type="float">
            <text:p>1891.8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20448" calcext:value-type="float">
            <text:p>1891.8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35688" calcext:value-type="float">
            <text:p>1891.8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50928" calcext:value-type="float">
            <text:p>1891.8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41784" calcext:value-type="float">
            <text:p>1891.8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41784" calcext:value-type="float">
            <text:p>1891.8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38736" calcext:value-type="float">
            <text:p>1891.8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4788" calcext:value-type="float">
            <text:p>1891.8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41784" calcext:value-type="float">
            <text:p>1891.8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60072" calcext:value-type="float">
            <text:p>1891.8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75312" calcext:value-type="float">
            <text:p>1891.8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90552" calcext:value-type="float">
            <text:p>1891.8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90552" calcext:value-type="float">
            <text:p>1891.8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87504" calcext:value-type="float">
            <text:p>1891.8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84456" calcext:value-type="float">
            <text:p>1891.8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72264" calcext:value-type="float">
            <text:p>1891.8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75312" calcext:value-type="float">
            <text:p>1891.8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936" calcext:value-type="float">
            <text:p>1891.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936" calcext:value-type="float">
            <text:p>1891.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7836" calcext:value-type="float">
            <text:p>1891.8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6312" calcext:value-type="float">
            <text:p>1891.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72264" calcext:value-type="float">
            <text:p>1891.8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90552" calcext:value-type="float">
            <text:p>1891.8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90552" calcext:value-type="float">
            <text:p>1891.8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84456" calcext:value-type="float">
            <text:p>1891.8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72264" calcext:value-type="float">
            <text:p>1891.8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66168" calcext:value-type="float">
            <text:p>1891.8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75312" calcext:value-type="float">
            <text:p>1891.8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87504" calcext:value-type="float">
            <text:p>1891.8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69216" calcext:value-type="float">
            <text:p>1891.8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81408" calcext:value-type="float">
            <text:p>1891.8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81408" calcext:value-type="float">
            <text:p>1891.8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81408" calcext:value-type="float">
            <text:p>1891.8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02744" calcext:value-type="float">
            <text:p>1891.9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02744" calcext:value-type="float">
            <text:p>1891.9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14936" calcext:value-type="float">
            <text:p>1891.9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14936" calcext:value-type="float">
            <text:p>1891.9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14936" calcext:value-type="float">
            <text:p>1891.9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48464" calcext:value-type="float">
            <text:p>1891.9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48464" calcext:value-type="float">
            <text:p>1891.9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51512" calcext:value-type="float">
            <text:p>1891.9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42368" calcext:value-type="float">
            <text:p>1891.9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3932" calcext:value-type="float">
            <text:p>1891.9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42368" calcext:value-type="float">
            <text:p>1891.9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3932" calcext:value-type="float">
            <text:p>1891.9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36272" calcext:value-type="float">
            <text:p>1891.9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2408" calcext:value-type="float">
            <text:p>1891.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14936" calcext:value-type="float">
            <text:p>1891.9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30176" calcext:value-type="float">
            <text:p>1891.9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17984" calcext:value-type="float">
            <text:p>1891.9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05792" calcext:value-type="float">
            <text:p>1891.9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87504" calcext:value-type="float">
            <text:p>1891.8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75312" calcext:value-type="float">
            <text:p>1891.8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84456" calcext:value-type="float">
            <text:p>1891.8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21032" calcext:value-type="float">
            <text:p>1891.9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17984" calcext:value-type="float">
            <text:p>1891.9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84456" calcext:value-type="float">
            <text:p>1891.8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20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90552" calcext:value-type="float">
            <text:p>1891.8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90552" calcext:value-type="float">
            <text:p>1891.8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69216" calcext:value-type="float">
            <text:p>1891.8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8936" calcext:value-type="float">
            <text:p>1891.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11888" calcext:value-type="float">
            <text:p>1891.9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33224" calcext:value-type="float">
            <text:p>1891.9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30176" calcext:value-type="float">
            <text:p>1891.9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3932" calcext:value-type="float">
            <text:p>1891.9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698" calcext:value-type="float">
            <text:p>1891.9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5456" calcext:value-type="float">
            <text:p>1891.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63704" calcext:value-type="float">
            <text:p>1891.9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60656" calcext:value-type="float">
            <text:p>1891.9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36272" calcext:value-type="float">
            <text:p>1891.9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42368" calcext:value-type="float">
            <text:p>1891.9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698" calcext:value-type="float">
            <text:p>1891.9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18568" calcext:value-type="float">
            <text:p>1892.0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03328" calcext:value-type="float">
            <text:p>1892.0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97232" calcext:value-type="float">
            <text:p>1891.9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94184" calcext:value-type="float">
            <text:p>1891.9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06376" calcext:value-type="float">
            <text:p>1892.0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18568" calcext:value-type="float">
            <text:p>1892.0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27712" calcext:value-type="float">
            <text:p>1892.0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46" calcext:value-type="float">
            <text:p>1892.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3076" calcext:value-type="float">
            <text:p>1892.0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21616" calcext:value-type="float">
            <text:p>1892.0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18568" calcext:value-type="float">
            <text:p>1892.0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09424" calcext:value-type="float">
            <text:p>1892.0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21616" calcext:value-type="float">
            <text:p>1892.0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21616" calcext:value-type="float">
            <text:p>1892.0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24664" calcext:value-type="float">
            <text:p>1892.0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39904" calcext:value-type="float">
            <text:p>1892.0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58192" calcext:value-type="float">
            <text:p>1892.0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42952" calcext:value-type="float">
            <text:p>1892.0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46" calcext:value-type="float">
            <text:p>1892.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49048" calcext:value-type="float">
            <text:p>1892.0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55144" calcext:value-type="float">
            <text:p>1892.0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46" calcext:value-type="float">
            <text:p>1892.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52096" calcext:value-type="float">
            <text:p>1892.0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82576" calcext:value-type="float">
            <text:p>1892.0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73432" calcext:value-type="float">
            <text:p>1892.0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73432" calcext:value-type="float">
            <text:p>1892.0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85624" calcext:value-type="float">
            <text:p>1892.0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85624" calcext:value-type="float">
            <text:p>1892.0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79528" calcext:value-type="float">
            <text:p>1892.0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67336" calcext:value-type="float">
            <text:p>1892.0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79528" calcext:value-type="float">
            <text:p>1892.0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100864" calcext:value-type="float">
            <text:p>1892.1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97816" calcext:value-type="float">
            <text:p>1892.0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79528" calcext:value-type="float">
            <text:p>1892.0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79528" calcext:value-type="float">
            <text:p>1892.0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82576" calcext:value-type="float">
            <text:p>1892.0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79528" calcext:value-type="float">
            <text:p>1892.0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7648" calcext:value-type="float">
            <text:p>1892.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79528" calcext:value-type="float">
            <text:p>1892.0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79528" calcext:value-type="float">
            <text:p>1892.0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88672" calcext:value-type="float">
            <text:p>1892.0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70384" calcext:value-type="float">
            <text:p>1892.0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2-02-22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21616" calcext:value-type="float">
            <text:p>1892.0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1-12-14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698" calcext:value-type="float">
            <text:p>1891.9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1-10-2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1.945416" calcext:value-type="float">
            <text:p>1891.9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1-08-1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13744" calcext:value-type="float">
            <text:p>1892.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24104332601</text:p>
          </table:table-cell>
          <table:table-cell office:value-type="string" calcext:value-type="string">
            <text:p>SC01406428AAC KA6</text:p>
          </table:table-cell>
          <table:table-cell office:value-type="string" calcext:value-type="string">
            <text:p>2021-06-18 0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2.079528" calcext:value-type="float">
            <text:p>1892.0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26" meta:object-count="0"/>
    <meta:user-defined meta:name="AppVersion">3.0</meta:user-defined>
  </office:meta>
</office:document-meta>
</file>